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8cm" svg:y="0.3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582cm" svg:height="8.202cm" svg:x="0.218cm" svg:y="1.2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3T14:58:09.834896742</dc:date>
    <meta:editing-duration>PT8M49S</meta:editing-duration>
    <meta:editing-cycles>25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83cm" svg:height="8.203cm" xlink:href="." xlink:type="simple" chart:class="chart:scatter" chart:style-name="ch1">
        <chart:plot-area chart:style-name="ch2" chart:data-source-has-labels="both" svg:x="0.291cm" svg:y="0.164cm" svg:width="14.001cm" svg:height="7.875cm">
          <chart:coordinate-region svg:x="0.437cm" svg:y="0.363cm" svg:width="13.761cm" svg:height="7.477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